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rsid="000741a5" officeooo:paragraph-rsid="000741a5" style:font-size-asian="11pt" style:font-size-complex="11pt"/>
    </style:style>
    <style:style style:name="P10" style:family="paragraph" style:parent-style-name="Table_20_Contents">
      <style:text-properties style:font-name="Arial" officeooo:rsid="000741a5" officeooo:paragraph-rsid="000741a5"/>
    </style:style>
    <style:style style:name="P11" style:family="paragraph" style:parent-style-name="Table_20_Contents">
      <style:paragraph-properties fo:margin-top="0cm" fo:margin-bottom="0.282cm" loext:contextual-spacing="false" fo:line-height="102%"/>
    </style:style>
    <style:style style:name="P12" style:family="paragraph" style:parent-style-name="Normal">
      <style:text-properties style:font-name="Arial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0741a5" style:font-name-asian="Arial" style:font-name-complex="Arial"/>
    </style:style>
    <style:style style:name="T5" style:family="text">
      <style:text-properties officeooo:rsid="000741a5"/>
    </style:style>
    <style:style style:name="T6" style:family="text">
      <style:text-properties officeooo:rsid="0008e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<text:span text:style-name="T6">6</text:span><text:tab/>Date: 2015-1<text:span text:style-name="T6">1</text:span>-<text:span text:style-name="T6">02</text:span>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2" office:value-type="string">
            <text:p text:style-name="P10">57,0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6"><text:span text:style-name="T5">47</text:span>,5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><text:span text:style-name="T5">48</text:span>,0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5" office:value-type="string">
            <text:p text:style-name="P6"><text:span text:style-name="T5">41</text:span>,0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6" office:value-type="string">
            <text:p text:style-name="P11"><text:span text:style-name="Standardstycketeckensnitt"><text:span text:style-name="T4">51</text:span></text:span><text:span text:style-name="Standardstycketeckensnitt"><text:span text:style-name="T3">,0</text:span></text:span></text:p>
          </table:table-cell>
          <table:table-cell table:style-name="Table1.D6" office:value-type="string">
            <text:p text:style-name="P12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><text:span text:style-name="Standardstycketeckensnitt"><text:span text:style-name="T3"/></text:span></text:p>
          </table:table-cell>
          <table:table-cell table:style-name="Table1.C7" office:value-type="string">
            <text:p text:style-name="P11"><text:span text:style-name="Standardstycketeckensnitt"><text:span text:style-name="T4">47</text:span></text:span><text:span text:style-name="Standardstycketeckensnitt"><text:span text:style-name="T3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, Design spec (draft), first presentation (slides), Design spec (final rev.), first pres. Preparation, Presentation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9">Most modules done for merging, finishing up the last testbenches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9">System merge, debugging, report writing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10-23T14:25:00Z</meta:creation-date>
    <dc:date>2015-10-26T21:21:11.874070600</dc:date>
    <meta:editing-cycles>38</meta:editing-cycles>
    <meta:editing-duration>PT10M26S</meta:editing-duration>
    <meta:document-statistic meta:table-count="5" meta:image-count="0" meta:object-count="0" meta:page-count="1" meta:paragraph-count="32" meta:word-count="98" meta:character-count="607" meta:non-whitespace-character-count="527"/>
    <meta:template xlink:type="simple" xlink:actuate="onRequest" xlink:title="" xlink:href="Normal.dotm"/>
  </office:meta>
</office:document-meta>
</file>